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örter</text:p>
          </table:table-cell>
          <table:table-cell office:value-type="string" calcext:value-type="string">
            <text:p>Buchstaben</text:p>
          </table:table-cell>
          <table:table-cell office:value-type="string" calcext:value-type="string">
            <text:p>Vers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1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512" calcext:value-type="float">
            <text:p>20512</text:p>
          </table:table-cell>
          <table:table-cell office:value-type="float" office:value="78064" calcext:value-type="float">
            <office:annotation office:display="true" draw:style-name="gr1" draw:text-style-name="P2" svg:width="82.18pt" svg:height="50.49pt" svg:x="457.77pt" svg:y="13.12pt" draw:caption-point-x="-175.78pt" draw:caption-point-y="53.35pt">
              <dc:date>2018-05-14T00:00:00</dc:date>
              <text:p text:style-name="P1"><text:span text:style-name="T1">78064 = 77700 + 7*7*7 + 7+7+7</text:span></text:p>
              <text:p text:style-name="P1"><text:span text:style-name="T1"/></text:p>
              <text:p text:style-name="P1"><text:span text:style-name="T1"/></text:p>
            </office:annotation>
            <text:p>78064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20613" calcext:value-type="float">
            <text:p>20613</text:p>
          </table:table-cell>
          <table:table-cell office:value-type="float" office:value="78069" calcext:value-type="float">
            <text:p>78069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20713" calcext:value-type="float">
            <text:p>20713</text:p>
          </table:table-cell>
          <table:table-cell office:value-type="float" office:value="78100" calcext:value-type="float">
            <text:p>78100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https://www.jstor.org/stable/pdf/3260008.pdf</text:p>
          </table:table-cell>
        </table:table-row>
        <table:table-row table:style-name="ro1">
          <table:table-cell table:number-columns-repeated="2"/>
          <table:table-cell office:value-type="float" office:value="20612" calcext:value-type="float">
            <text:p>20612</text:p>
          </table:table-cell>
          <table:table-cell office:value-type="float" office:value="78069" calcext:value-type="float">
            <text:p>78069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2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723" calcext:value-type="float">
            <text:p>16723</text:p>
          </table:table-cell>
          <table:table-cell office:value-type="float" office:value="63529" calcext:value-type="float">
            <office:annotation office:display="true" draw:style-name="gr2" draw:text-style-name="P2" svg:width="163.7pt" svg:height="28.09pt" svg:x="575.66pt" svg:y="116.99pt" draw:caption-point-x="-293.67pt" draw:caption-point-y="41.27pt">
              <dc:date>2018-05-14T00:00:00</dc:date>
              <text:p text:style-name="P3"><text:span text:style-name="T1">63504 = 3*3 * 7*7 * 12*12</text:span></text:p>
              <text:p text:style-name="P3"><text:span text:style-name="T1">63504 + 7+8+0+6+4 = 63529</text:span></text:p>
            </office:annotation>
            <text:p>63529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713" calcext:value-type="float">
            <text:p>16713</text:p>
          </table:table-cell>
          <table:table-cell office:value-type="float" office:value="63531" calcext:value-type="float">
            <text:p>63531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3"/>
          <table:table-cell office:value-type="float" office:value="63467" calcext:value-type="float">
            <text:p>63467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https://www.jstor.org/stable/pdf/3260008.pdf</text:p>
          </table:table-cell>
        </table:table-row>
        <table:table-row table:style-name="ro1">
          <table:table-cell table:number-columns-repeated="2"/>
          <table:table-cell office:value-type="float" office:value="16731" calcext:value-type="float">
            <text:p>16731</text:p>
          </table:table-cell>
          <table:table-cell office:value-type="float" office:value="63531" calcext:value-type="float">
            <text:p>63531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3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0" calcext:value-type="float">
            <text:p>4479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5" calcext:value-type="float">
            <text:p>44795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1902" calcext:value-type="float">
            <text:p>11902</text:p>
          </table:table-cell>
          <table:table-cell office:value-type="float" office:value="44989" calcext:value-type="float">
            <text:p>44989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https://www.jstor.org/stable/pdf/3260008.pdf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3" calcext:value-type="float">
            <text:p>44793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4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68" calcext:value-type="float">
            <text:p>16368</text:p>
          </table:table-cell>
          <table:table-cell office:value-type="float" office:value="63530" calcext:value-type="float">
            <text:p>6353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5" calcext:value-type="float">
            <text:p>63545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707" calcext:value-type="float">
            <text:p>16707</text:p>
          </table:table-cell>
          <table:table-cell office:value-type="float" office:value="62529" calcext:value-type="float">
            <text:p>62529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https://www.jstor.org/stable/pdf/3260008.pdf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4" calcext:value-type="float">
            <text:p>63544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5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892" calcext:value-type="float">
            <text:p>54892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4293" calcext:value-type="float">
            <text:p>14293</text:p>
          </table:table-cell>
          <table:table-cell office:value-type="float" office:value="54900" calcext:value-type="float">
            <text:p>549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394" calcext:value-type="float">
            <text:p>16394</text:p>
          </table:table-cell>
          <table:table-cell office:value-type="float" office:value="54892" calcext:value-type="float">
            <text:p>54892</text:p>
          </table:table-cell>
          <table:table-cell office:value-type="string" calcext:value-type="string">
            <text:p>955?</text:p>
          </table:table-cell>
          <table:table-cell/>
          <table:table-cell office:value-type="string" calcext:value-type="string">
            <text:p>https://www.jstor.org/stable/pdf/3260008.pdf</text:p>
          </table:table-cell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908" calcext:value-type="float">
            <text:p>54908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</table:table>
      <table:table table:name="Letter Counts (Analyse.py)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Mose</text:p>
          </table:table-cell>
          <table:table-cell office:value-type="string" calcext:value-type="string">
            <text:p>2. Mose</text:p>
          </table:table-cell>
          <table:table-cell office:value-type="string" calcext:value-type="string">
            <text:p>3. Mose</text:p>
          </table:table-cell>
          <table:table-cell office:value-type="string" calcext:value-type="string">
            <text:p>4. Mose</text:p>
          </table:table-cell>
          <table:table-cell office:value-type="string" calcext:value-type="string">
            <text:p>5. Mose</text:p>
          </table:table-cell>
          <table:table-cell table:style-name="Default"/>
          <table:table-cell office:value-type="string" calcext:value-type="string">
            <text:p>http://www.aishdas.org/toratemet/en_pamphlet9.html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א</text:p>
          </table:table-cell>
          <table:table-cell office:value-type="float" office:value="7634" calcext:value-type="float">
            <text:p>7634</text:p>
          </table:table-cell>
          <table:table-cell office:value-type="float" office:value="5260" calcext:value-type="float">
            <text:p>5260</text:p>
          </table:table-cell>
          <table:table-cell office:value-type="float" office:value="4055" calcext:value-type="float">
            <text:p>4055</text:p>
          </table:table-cell>
          <table:table-cell office:value-type="float" office:value="5224" calcext:value-type="float">
            <text:p>5224</text:p>
          </table:table-cell>
          <table:table-cell office:value-type="float" office:value="4887" calcext:value-type="float">
            <text:p>4887</text:p>
          </table:table-cell>
          <table:table-cell table:formula="of:=SUM([.C3:.G3])" office:value-type="float" office:value="27060" calcext:value-type="float">
            <text:p>27060</text:p>
          </table:table-cell>
          <table:table-cell office:value-type="float" office:value="27057" calcext:value-type="float">
            <text:p>27057</text:p>
          </table:table-cell>
          <table:table-cell/>
          <table:table-cell table:formula="of:=100/[.C$30]*[.C3]" office:value-type="float" office:value="9.77852924976623" calcext:value-type="float">
            <text:p>9.779</text:p>
          </table:table-cell>
          <table:table-cell table:formula="of:=100/[.D$30]*[.D3]" office:value-type="float" office:value="8.27942264406353" calcext:value-type="float">
            <text:p>8.279</text:p>
          </table:table-cell>
          <table:table-cell table:formula="of:=100/[.E$30]*[.E3]" office:value-type="float" office:value="9.05275377849218" calcext:value-type="float">
            <text:p>9.053</text:p>
          </table:table-cell>
          <table:table-cell table:formula="of:=100/[.F$30]*[.F3]" office:value-type="float" office:value="8.2210751605187" calcext:value-type="float">
            <text:p>8.221</text:p>
          </table:table-cell>
          <table:table-cell table:formula="of:=100/[.G$30]*[.G3]" office:value-type="float" office:value="8.90034239090843" calcext:value-type="float">
            <text:p>8.900</text:p>
          </table:table-cell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float" office:value="4332" calcext:value-type="float">
            <text:p>4332</text:p>
          </table:table-cell>
          <table:table-cell office:value-type="float" office:value="3105" calcext:value-type="float">
            <text:p>3105</text:p>
          </table:table-cell>
          <table:table-cell office:value-type="float" office:value="2408" calcext:value-type="float">
            <text:p>2408</text:p>
          </table:table-cell>
          <table:table-cell office:value-type="float" office:value="3548" calcext:value-type="float">
            <text:p>3548</text:p>
          </table:table-cell>
          <table:table-cell office:value-type="float" office:value="2952" calcext:value-type="float">
            <text:p>2952</text:p>
          </table:table-cell>
          <table:table-cell table:formula="of:=SUM([.C4:.G4])" office:value-type="float" office:value="16345" calcext:value-type="float">
            <text:p>16345</text:p>
          </table:table-cell>
          <table:table-cell office:value-type="float" office:value="16344" calcext:value-type="float">
            <text:p>16344</text:p>
          </table:table-cell>
          <table:table-cell/>
          <table:table-cell table:formula="of:=100/[.C$30]*[.C4]" office:value-type="float" office:value="5.54893747838451" calcext:value-type="float">
            <text:p>5.549</text:p>
          </table:table-cell>
          <table:table-cell table:formula="of:=100/[.D$30]*[.D4]" office:value-type="float" office:value="4.88737781555461" calcext:value-type="float">
            <text:p>4.887</text:p>
          </table:table-cell>
          <table:table-cell table:formula="of:=100/[.E$30]*[.E4]" office:value-type="float" office:value="5.37583997499609" calcext:value-type="float">
            <text:p>5.376</text:p>
          </table:table-cell>
          <table:table-cell table:formula="of:=100/[.F$30]*[.F4]" office:value-type="float" office:value="5.58353267027572" calcext:value-type="float">
            <text:p>5.584</text:p>
          </table:table-cell>
          <table:table-cell table:formula="of:=100/[.G$30]*[.G4]" office:value-type="float" office:value="5.37626575362424" calcext:value-type="float">
            <text:p>5.376</text:p>
          </table:table-cell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table:formula="of:=SUM([.C5:.G5])" office:value-type="float" office:value="2109" calcext:value-type="float">
            <text:p>2109</text:p>
          </table:table-cell>
          <table:table-cell office:value-type="float" office:value="2109" calcext:value-type="float">
            <text:p>2109</text:p>
          </table:table-cell>
          <table:table-cell/>
          <table:table-cell table:formula="of:=100/[.C$30]*[.C5]" office:value-type="float" office:value="0.739089779553984" calcext:value-type="float">
            <text:p>0.739</text:p>
          </table:table-cell>
          <table:table-cell table:formula="of:=100/[.D$30]*[.D5]" office:value-type="float" office:value="0.579244778139806" calcext:value-type="float">
            <text:p>0.579</text:p>
          </table:table-cell>
          <table:table-cell table:formula="of:=100/[.E$30]*[.E5]" office:value-type="float" office:value="0.863974281695801" calcext:value-type="float">
            <text:p>0.864</text:p>
          </table:table-cell>
          <table:table-cell table:formula="of:=100/[.F$30]*[.F5]" office:value-type="float" office:value="0.620042804985522" calcext:value-type="float">
            <text:p>0.620</text:p>
          </table:table-cell>
          <table:table-cell table:formula="of:=100/[.G$30]*[.G5]" office:value-type="float" office:value="0.697530414511547" calcext:value-type="float">
            <text:p>0.698</text:p>
          </table:table-cell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float" office:value="1848" calcext:value-type="float">
            <text:p>1848</text:p>
          </table:table-cell>
          <table:table-cell office:value-type="float" office:value="1464" calcext:value-type="float">
            <text:p>1464</text:p>
          </table:table-cell>
          <table:table-cell office:value-type="float" office:value="916" calcext:value-type="float">
            <text:p>916</text:p>
          </table:table-cell>
          <table:table-cell office:value-type="float" office:value="1623" calcext:value-type="float">
            <text:p>1623</text:p>
          </table:table-cell>
          <table:table-cell office:value-type="float" office:value="1180" calcext:value-type="float">
            <text:p>1180</text:p>
          </table:table-cell>
          <table:table-cell table:formula="of:=SUM([.C6:.G6])" office:value-type="float" office:value="7031" calcext:value-type="float">
            <text:p>7031</text:p>
          </table:table-cell>
          <table:table-cell office:value-type="float" office:value="7032" calcext:value-type="float">
            <text:p>7032</text:p>
          </table:table-cell>
          <table:table-cell/>
          <table:table-cell table:formula="of:=100/[.C$30]*[.C6]" office:value-type="float" office:value="2.36713676363217" calcext:value-type="float">
            <text:p>2.367</text:p>
          </table:table-cell>
          <table:table-cell table:formula="of:=100/[.D$30]*[.D6]" office:value-type="float" office:value="2.30438683477358" calcext:value-type="float">
            <text:p>2.304</text:p>
          </table:table-cell>
          <table:table-cell table:formula="of:=100/[.E$30]*[.E6]" office:value-type="float" office:value="2.04496238251513" calcext:value-type="float">
            <text:p>2.045</text:p>
          </table:table-cell>
          <table:table-cell table:formula="of:=100/[.F$30]*[.F6]" office:value-type="float" office:value="2.55413571698351" calcext:value-type="float">
            <text:p>2.554</text:p>
          </table:table-cell>
          <table:table-cell table:formula="of:=100/[.G$30]*[.G6]" office:value-type="float" office:value="2.14904931886064" calcext:value-type="float">
            <text:p>2.149</text:p>
          </table:table-cell>
        </table:table-row>
        <table:table-row table:style-name="ro1">
          <table:table-cell/>
          <table:table-cell office:value-type="string" calcext:value-type="string">
            <text:p>ה</text:p>
          </table:table-cell>
          <table:table-cell office:value-type="float" office:value="6283" calcext:value-type="float">
            <text:p>6283</text:p>
          </table:table-cell>
          <table:table-cell office:value-type="float" office:value="6120" calcext:value-type="float">
            <text:p>6120</text:p>
          </table:table-cell>
          <table:table-cell office:value-type="float" office:value="4666" calcext:value-type="float">
            <text:p>4666</text:p>
          </table:table-cell>
          <table:table-cell office:value-type="float" office:value="5688" calcext:value-type="float">
            <text:p>5688</text:p>
          </table:table-cell>
          <table:table-cell office:value-type="float" office:value="5298" calcext:value-type="float">
            <text:p>5298</text:p>
          </table:table-cell>
          <table:table-cell table:formula="of:=SUM([.C7:.G7])" office:value-type="float" office:value="28055" calcext:value-type="float">
            <text:p>28055</text:p>
          </table:table-cell>
          <table:table-cell office:value-type="float" office:value="28052" calcext:value-type="float">
            <text:p>28052</text:p>
          </table:table-cell>
          <table:table-cell/>
          <table:table-cell table:formula="of:=100/[.C$30]*[.C7]" office:value-type="float" office:value="8.04800881271695" calcext:value-type="float">
            <text:p>8.048</text:p>
          </table:table-cell>
          <table:table-cell table:formula="of:=100/[.D$30]*[.D7]" office:value-type="float" office:value="9.63309250602068" calcext:value-type="float">
            <text:p>9.633</text:p>
          </table:table-cell>
          <table:table-cell table:formula="of:=100/[.E$30]*[.E7]" office:value-type="float" office:value="10.4168061973969" calcext:value-type="float">
            <text:p>10.417</text:p>
          </table:table-cell>
          <table:table-cell table:formula="of:=100/[.F$30]*[.F7]" office:value-type="float" office:value="8.95127785471484" calcext:value-type="float">
            <text:p>8.951</text:p>
          </table:table-cell>
          <table:table-cell table:formula="of:=100/[.G$30]*[.G7]" office:value-type="float" office:value="9.64886719603701" calcext:value-type="float">
            <text:p>9.649</text:p>
          </table:table-cell>
        </table:table-row>
        <table:table-row table:style-name="ro1">
          <table:table-cell/>
          <table:table-cell office:value-type="string" calcext:value-type="string">
            <text:p>ו</text:p>
          </table:table-cell>
          <table:table-cell office:value-type="float" office:value="8447" calcext:value-type="float">
            <text:p>8447</text:p>
          </table:table-cell>
          <table:table-cell office:value-type="float" office:value="6178" calcext:value-type="float">
            <text:p>6178</text:p>
          </table:table-cell>
          <table:table-cell office:value-type="float" office:value="4507" calcext:value-type="float">
            <text:p>4507</text:p>
          </table:table-cell>
          <table:table-cell office:value-type="float" office:value="6006" calcext:value-type="float">
            <text:p>6006</text:p>
          </table:table-cell>
          <table:table-cell office:value-type="float" office:value="5394" calcext:value-type="float">
            <text:p>5394</text:p>
          </table:table-cell>
          <table:table-cell table:formula="of:=SUM([.C8:.G8])" office:value-type="float" office:value="30532" calcext:value-type="float">
            <text:p>30532</text:p>
          </table:table-cell>
          <table:table-cell office:value-type="float" office:value="30509" calcext:value-type="float">
            <text:p>30509</text:p>
          </table:table-cell>
          <table:table-cell/>
          <table:table-cell table:formula="of:=100/[.C$30]*[.C8]" office:value-type="float" office:value="10.8199157155849" calcext:value-type="float">
            <text:p>10.820</text:p>
          </table:table-cell>
          <table:table-cell table:formula="of:=100/[.D$30]*[.D8]" office:value-type="float" office:value="9.72438651996663" calcext:value-type="float">
            <text:p>9.724</text:p>
          </table:table-cell>
          <table:table-cell table:formula="of:=100/[.E$30]*[.E8]" office:value-type="float" office:value="10.0618400196459" calcext:value-type="float">
            <text:p>10.062</text:p>
          </table:table-cell>
          <table:table-cell table:formula="of:=100/[.F$30]*[.F8]" office:value-type="float" office:value="9.45171849427169" calcext:value-type="float">
            <text:p>9.452</text:p>
          </table:table-cell>
          <table:table-cell table:formula="of:=100/[.G$30]*[.G8]" office:value-type="float" office:value="9.82370510672397" calcext:value-type="float">
            <text:p>9.824</text:p>
          </table:table-cell>
        </table:table-row>
        <table:table-row table:style-name="ro1">
          <table:table-cell/>
          <table:table-cell office:value-type="string" calcext:value-type="string">
            <text:p>ז</text:p>
          </table:table-cell>
          <table:table-cell office:value-type="float" office:value="428" calcext:value-type="float">
            <text:p>428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454" calcext:value-type="float">
            <text:p>454</text:p>
          </table:table-cell>
          <table:table-cell office:value-type="float" office:value="369" calcext:value-type="float">
            <text:p>369</text:p>
          </table:table-cell>
          <table:table-cell table:formula="of:=SUM([.C9:.G9])" office:value-type="float" office:value="2198" calcext:value-type="float">
            <text:p>2198</text:p>
          </table:table-cell>
          <table:table-cell office:value-type="float" office:value="2198" calcext:value-type="float">
            <text:p>2198</text:p>
          </table:table-cell>
          <table:table-cell/>
          <table:table-cell table:formula="of:=100/[.C$30]*[.C9]" office:value-type="float" office:value="0.54823297339533" calcext:value-type="float">
            <text:p>0.548</text:p>
          </table:table-cell>
          <table:table-cell table:formula="of:=100/[.D$30]*[.D9]" office:value-type="float" office:value="0.823220160236735" calcext:value-type="float">
            <text:p>0.823</text:p>
          </table:table-cell>
          <table:table-cell table:formula="of:=100/[.E$30]*[.E9]" office:value-type="float" office:value="0.946576474002634" calcext:value-type="float">
            <text:p>0.947</text:p>
          </table:table-cell>
          <table:table-cell table:formula="of:=100/[.F$30]*[.F9]" office:value-type="float" office:value="0.714465567166058" calcext:value-type="float">
            <text:p>0.714</text:p>
          </table:table-cell>
          <table:table-cell table:formula="of:=100/[.G$30]*[.G9]" office:value-type="float" office:value="0.67203321920303" calcext:value-type="float">
            <text:p>0.672</text:p>
          </table:table-cell>
        </table:table-row>
        <table:table-row table:style-name="ro1">
          <table:table-cell/>
          <table:table-cell office:value-type="string" calcext:value-type="string">
            <text:p>ח</text:p>
          </table:table-cell>
          <table:table-cell office:value-type="float" office:value="1844" calcext:value-type="float">
            <text:p>1844</text:p>
          </table:table-cell>
          <table:table-cell office:value-type="float" office:value="1517" calcext:value-type="float">
            <text:p>1517</text:p>
          </table:table-cell>
          <table:table-cell office:value-type="float" office:value="1120" calcext:value-type="float">
            <text:p>1120</text:p>
          </table:table-cell>
          <table:table-cell office:value-type="float" office:value="1699" calcext:value-type="float">
            <text:p>1699</text:p>
          </table:table-cell>
          <table:table-cell office:value-type="float" office:value="1009" calcext:value-type="float">
            <text:p>1009</text:p>
          </table:table-cell>
          <table:table-cell table:formula="of:=SUM([.C10:.G10])" office:value-type="float" office:value="7189" calcext:value-type="float">
            <text:p>7189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100/[.C$30]*[.C10]" office:value-type="float" office:value="2.36201309098362" calcext:value-type="float">
            <text:p>2.362</text:p>
          </table:table-cell>
          <table:table-cell table:formula="of:=100/[.D$30]*[.D10]" office:value-type="float" office:value="2.38781067510349" calcext:value-type="float">
            <text:p>2.388</text:p>
          </table:table-cell>
          <table:table-cell table:formula="of:=100/[.E$30]*[.E10]" office:value-type="float" office:value="2.50039068604469" calcext:value-type="float">
            <text:p>2.500</text:p>
          </table:table-cell>
          <table:table-cell table:formula="of:=100/[.F$30]*[.F10]" office:value-type="float" office:value="2.67373788241219" calcext:value-type="float">
            <text:p>2.674</text:p>
          </table:table-cell>
          <table:table-cell table:formula="of:=100/[.G$30]*[.G10]" office:value-type="float" office:value="1.83761929044948" calcext:value-type="float">
            <text:p>1.838</text:p>
          </table:table-cell>
        </table:table-row>
        <table:table-row table:style-name="ro1">
          <table:table-cell/>
          <table:table-cell office:value-type="string" calcext:value-type="string">
            <text:p>ט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492" calcext:value-type="float">
            <text:p>492</text:p>
          </table:table-cell>
          <table:table-cell office:value-type="float" office:value="397" calcext:value-type="float">
            <text:p>397</text:p>
          </table:table-cell>
          <table:table-cell office:value-type="float" office:value="259" calcext:value-type="float">
            <text:p>259</text:p>
          </table:table-cell>
          <table:table-cell table:formula="of:=SUM([.C11:.G11])" office:value-type="float" office:value="1804" calcext:value-type="float">
            <text:p>1804</text:p>
          </table:table-cell>
          <table:table-cell office:value-type="float" office:value="1802" calcext:value-type="float">
            <text:p>1802</text:p>
          </table:table-cell>
          <table:table-cell/>
          <table:table-cell table:formula="of:=100/[.C$30]*[.C11]" office:value-type="float" office:value="0.394522793938695" calcext:value-type="float">
            <text:p>0.395</text:p>
          </table:table-cell>
          <table:table-cell table:formula="of:=100/[.D$30]*[.D11]" office:value-type="float" office:value="0.547764083675686" calcext:value-type="float">
            <text:p>0.548</text:p>
          </table:table-cell>
          <table:table-cell table:formula="of:=100/[.E$30]*[.E11]" office:value-type="float" office:value="1.09838590851249" calcext:value-type="float">
            <text:p>1.098</text:p>
          </table:table-cell>
          <table:table-cell table:formula="of:=100/[.F$30]*[.F11]" office:value-type="float" office:value="0.624763943094549" calcext:value-type="float">
            <text:p>0.625</text:p>
          </table:table-cell>
          <table:table-cell table:formula="of:=100/[.G$30]*[.G11]" office:value-type="float" office:value="0.471698113207547" calcext:value-type="float">
            <text:p>0.472</text:p>
          </table:table-cell>
        </table:table-row>
        <table:table-row table:style-name="ro1">
          <table:table-cell/>
          <table:table-cell office:value-type="string" calcext:value-type="string">
            <text:p>י</text:p>
          </table:table-cell>
          <table:table-cell office:value-type="float" office:value="9041" calcext:value-type="float">
            <text:p>9041</text:p>
          </table:table-cell>
          <table:table-cell office:value-type="float" office:value="6551" calcext:value-type="float">
            <text:p>6551</text:p>
          </table:table-cell>
          <table:table-cell office:value-type="float" office:value="4020" calcext:value-type="float">
            <text:p>4020</text:p>
          </table:table-cell>
          <table:table-cell office:value-type="float" office:value="6302" calcext:value-type="float">
            <text:p>6302</text:p>
          </table:table-cell>
          <table:table-cell office:value-type="float" office:value="5642" calcext:value-type="float">
            <text:p>5642</text:p>
          </table:table-cell>
          <table:table-cell table:formula="of:=SUM([.C12:.G12])" office:value-type="float" office:value="31556" calcext:value-type="float">
            <text:p>31556</text:p>
          </table:table-cell>
          <table:table-cell office:value-type="float" office:value="31522" calcext:value-type="float">
            <text:p>31522</text:p>
          </table:table-cell>
          <table:table-cell/>
          <table:table-cell table:formula="of:=100/[.C$30]*[.C12]" office:value-type="float" office:value="11.5807811038953" calcext:value-type="float">
            <text:p>11.581</text:p>
          </table:table-cell>
          <table:table-cell table:formula="of:=100/[.D$30]*[.D12]" office:value-type="float" office:value="10.3115014717225" calcext:value-type="float">
            <text:p>10.312</text:p>
          </table:table-cell>
          <table:table-cell table:formula="of:=100/[.E$30]*[.E12]" office:value-type="float" office:value="8.97461656955328" calcext:value-type="float">
            <text:p>8.975</text:p>
          </table:table-cell>
          <table:table-cell table:formula="of:=100/[.F$30]*[.F12]" office:value-type="float" office:value="9.91753745436233" calcext:value-type="float">
            <text:p>9.918</text:p>
          </table:table-cell>
          <table:table-cell table:formula="of:=100/[.G$30]*[.G12]" office:value-type="float" office:value="10.275369709332" calcext:value-type="float">
            <text:p>10.275</text:p>
          </table:table-cell>
        </table:table-row>
        <table:table-row table:style-name="ro1">
          <table:table-cell/>
          <table:table-cell office:value-type="string" calcext:value-type="string">
            <text:p>ך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office:value-type="float" office:value="1383" calcext:value-type="float">
            <text:p>1383</text:p>
          </table:table-cell>
          <table:table-cell table:formula="of:=SUM([.C13:.G13])" office:value-type="float" office:value="3358" calcext:value-type="float">
            <text:p>3358</text:p>
          </table:table-cell>
          <table:table-cell office:value-type="float" office:value="11960" calcext:value-type="float">
            <text:p>11960</text:p>
          </table:table-cell>
          <table:table-cell/>
          <table:table-cell table:formula="of:=100/[.C$30]*[.C13]" office:value-type="float" office:value="1.10799421024991" calcext:value-type="float">
            <text:p>1.108</text:p>
          </table:table-cell>
          <table:table-cell table:formula="of:=100/[.D$30]*[.D13]" office:value-type="float" office:value="0.862571028316885" calcext:value-type="float">
            <text:p>0.863</text:p>
          </table:table-cell>
          <table:table-cell table:formula="of:=100/[.E$30]*[.E13]" office:value-type="float" office:value="0.531333020784498" calcext:value-type="float">
            <text:p>0.531</text:p>
          </table:table-cell>
          <table:table-cell table:formula="of:=100/[.F$30]*[.F13]" office:value-type="float" office:value="0.509882915774896" calcext:value-type="float">
            <text:p>0.510</text:p>
          </table:table-cell>
          <table:table-cell table:formula="of:=100/[.G$30]*[.G13]" office:value-type="float" office:value="2.51875865083412" calcext:value-type="float">
            <text:p>2.519</text:p>
          </table:table-cell>
        </table:table-row>
        <table:table-row table:style-name="ro1">
          <table:table-cell/>
          <table:table-cell office:value-type="string" calcext:value-type="string">
            <text:p>כ</text:p>
          </table:table-cell>
          <table:table-cell office:value-type="float" office:value="1909" calcext:value-type="float">
            <text:p>1909</text:p>
          </table:table-cell>
          <table:table-cell office:value-type="float" office:value="1774" calcext:value-type="float">
            <text:p>1774</text:p>
          </table:table-cell>
          <table:table-cell office:value-type="float" office:value="1572" calcext:value-type="float">
            <text:p>1572</text:p>
          </table:table-cell>
          <table:table-cell office:value-type="float" office:value="1578" calcext:value-type="float">
            <text:p>1578</text:p>
          </table:table-cell>
          <table:table-cell office:value-type="float" office:value="1777" calcext:value-type="float">
            <text:p>1777</text:p>
          </table:table-cell>
          <table:table-cell table:formula="of:=SUM([.C14:.G14])" office:value-type="float" office:value="8610" calcext:value-type="float">
            <text:p>8610</text:p>
          </table:table-cell>
          <table:table-cell table:number-columns-repeated="2"/>
          <table:table-cell table:formula="of:=100/[.C$30]*[.C14]" office:value-type="float" office:value="2.44527277152263" calcext:value-type="float">
            <text:p>2.445</text:p>
          </table:table-cell>
          <table:table-cell table:formula="of:=100/[.D$30]*[.D14]" office:value-type="float" office:value="2.79233759896743" calcext:value-type="float">
            <text:p>2.792</text:p>
          </table:table-cell>
          <table:table-cell table:formula="of:=100/[.E$30]*[.E14]" office:value-type="float" office:value="3.50947692719845" calcext:value-type="float">
            <text:p>3.509</text:p>
          </table:table-cell>
          <table:table-cell table:formula="of:=100/[.F$30]*[.F14]" office:value-type="float" office:value="2.48331864534811" calcext:value-type="float">
            <text:p>2.483</text:p>
          </table:table-cell>
          <table:table-cell table:formula="of:=100/[.G$30]*[.G14]" office:value-type="float" office:value="3.23632257594522" calcext:value-type="float">
            <text:p>3.236</text:p>
          </table:table-cell>
        </table:table-row>
        <table:table-row table:style-name="ro1">
          <table:table-cell/>
          <table:table-cell office:value-type="string" calcext:value-type="string">
            <text:p>ל</text:p>
          </table:table-cell>
          <table:table-cell office:value-type="float" office:value="5275" calcext:value-type="float">
            <text:p>5275</text:p>
          </table:table-cell>
          <table:table-cell office:value-type="float" office:value="4292" calcext:value-type="float">
            <text:p>4292</text:p>
          </table:table-cell>
          <table:table-cell office:value-type="float" office:value="3087" calcext:value-type="float">
            <text:p>3087</text:p>
          </table:table-cell>
          <table:table-cell office:value-type="float" office:value="4828" calcext:value-type="float">
            <text:p>4828</text:p>
          </table:table-cell>
          <table:table-cell office:value-type="float" office:value="4088" calcext:value-type="float">
            <text:p>4088</text:p>
          </table:table-cell>
          <table:table-cell table:formula="of:=SUM([.C15:.G15])" office:value-type="float" office:value="21570" calcext:value-type="float">
            <text:p>21570</text:p>
          </table:table-cell>
          <table:table-cell office:value-type="float" office:value="21570" calcext:value-type="float">
            <text:p>21570</text:p>
          </table:table-cell>
          <table:table-cell/>
          <table:table-cell table:formula="of:=100/[.C$30]*[.C15]" office:value-type="float" office:value="6.75684330528123" calcext:value-type="float">
            <text:p>6.757</text:p>
          </table:table-cell>
          <table:table-cell table:formula="of:=100/[.D$30]*[.D15]" office:value-type="float" office:value="6.75575703200013" calcext:value-type="float">
            <text:p>6.756</text:p>
          </table:table-cell>
          <table:table-cell table:formula="of:=100/[.E$30]*[.E15]" office:value-type="float" office:value="6.89170182841069" calcext:value-type="float">
            <text:p>6.892</text:p>
          </table:table-cell>
          <table:table-cell table:formula="of:=100/[.F$30]*[.F15]" office:value-type="float" office:value="7.59788493012716" calcext:value-type="float">
            <text:p>7.598</text:p>
          </table:table-cell>
          <table:table-cell table:formula="of:=100/[.G$30]*[.G15]" office:value-type="float" office:value="7.44518103008669" calcext:value-type="float">
            <text:p>7.445</text:p>
          </table:table-cell>
        </table:table-row>
        <table:table-row table:style-name="ro1">
          <table:table-cell/>
          <table:table-cell office:value-type="string" calcext:value-type="string">
            <text:p>ם</text:p>
          </table:table-cell>
          <table:table-cell office:value-type="float" office:value="2689" calcext:value-type="float">
            <text:p>2689</text:p>
          </table:table-cell>
          <table:table-cell office:value-type="float" office:value="2197" calcext:value-type="float">
            <text:p>2197</text:p>
          </table:table-cell>
          <table:table-cell office:value-type="float" office:value="1416" calcext:value-type="float">
            <text:p>1416</text:p>
          </table:table-cell>
          <table:table-cell office:value-type="float" office:value="2328" calcext:value-type="float">
            <text:p>2328</text:p>
          </table:table-cell>
          <table:table-cell office:value-type="float" office:value="1994" calcext:value-type="float">
            <text:p>1994</text:p>
          </table:table-cell>
          <table:table-cell table:formula="of:=SUM([.C16:.G16])" office:value-type="float" office:value="10624" calcext:value-type="float">
            <text:p>10624</text:p>
          </table:table-cell>
          <table:table-cell office:value-type="float" office:value="25078" calcext:value-type="float">
            <text:p>25078</text:p>
          </table:table-cell>
          <table:table-cell/>
          <table:table-cell table:formula="of:=100/[.C$30]*[.C16]" office:value-type="float" office:value="3.44438893799075" calcext:value-type="float">
            <text:p>3.444</text:p>
          </table:table-cell>
          <table:table-cell table:formula="of:=100/[.D$30]*[.D16]" office:value-type="float" office:value="3.45815428688357" calcext:value-type="float">
            <text:p>3.458</text:p>
          </table:table-cell>
          <table:table-cell table:formula="of:=100/[.E$30]*[.E16]" office:value-type="float" office:value="3.16120822449936" calcext:value-type="float">
            <text:p>3.161</text:p>
          </table:table-cell>
          <table:table-cell table:formula="of:=100/[.F$30]*[.F16]" office:value-type="float" office:value="3.66360317260481" calcext:value-type="float">
            <text:p>3.664</text:p>
          </table:table-cell>
          <table:table-cell table:formula="of:=100/[.G$30]*[.G16]" office:value-type="float" office:value="3.63152910322722" calcext:value-type="float">
            <text:p>3.632</text:p>
          </table:table-cell>
        </table:table-row>
        <table:table-row table:style-name="ro1">
          <table:table-cell/>
          <table:table-cell office:value-type="string" calcext:value-type="string">
            <text:p>מ</text:p>
          </table:table-cell>
          <table:table-cell office:value-type="float" office:value="3421" calcext:value-type="float">
            <text:p>3421</text:p>
          </table:table-cell>
          <table:table-cell office:value-type="float" office:value="3307" calcext:value-type="float">
            <text:p>3307</text:p>
          </table:table-cell>
          <table:table-cell office:value-type="float" office:value="2034" calcext:value-type="float">
            <text:p>2034</text:p>
          </table:table-cell>
          <table:table-cell office:value-type="float" office:value="3381" calcext:value-type="float">
            <text:p>3381</text:p>
          </table:table-cell>
          <table:table-cell office:value-type="float" office:value="2323" calcext:value-type="float">
            <text:p>2323</text:p>
          </table:table-cell>
          <table:table-cell table:formula="of:=SUM([.C17:.G17])" office:value-type="float" office:value="14466" calcext:value-type="float">
            <text:p>14466</text:p>
          </table:table-cell>
          <table:table-cell table:number-columns-repeated="2"/>
          <table:table-cell table:formula="of:=100/[.C$30]*[.C17]" office:value-type="float" office:value="4.38202103267622" calcext:value-type="float">
            <text:p>4.382</text:p>
          </table:table-cell>
          <table:table-cell table:formula="of:=100/[.D$30]*[.D17]" office:value-type="float" office:value="5.20533282964222" calcext:value-type="float">
            <text:p>5.205</text:p>
          </table:table-cell>
          <table:table-cell table:formula="of:=100/[.E$30]*[.E17]" office:value-type="float" office:value="4.54088808519188" calcext:value-type="float">
            <text:p>4.541</text:p>
          </table:table-cell>
          <table:table-cell table:formula="of:=100/[.F$30]*[.F17]" office:value-type="float" office:value="5.32072264887322" calcext:value-type="float">
            <text:p>5.321</text:p>
          </table:table-cell>
          <table:table-cell table:formula="of:=100/[.G$30]*[.G17]" office:value-type="float" office:value="4.23071319297734" calcext:value-type="float">
            <text:p>4.231</text:p>
          </table:table-cell>
        </table:table-row>
        <table:table-row table:style-name="ro1">
          <table:table-cell/>
          <table:table-cell office:value-type="string" calcext:value-type="string">
            <text:p>ן</text:p>
          </table:table-cell>
          <table:table-cell office:value-type="float" office:value="1009" calcext:value-type="float">
            <text:p>1009</text:p>
          </table:table-cell>
          <table:table-cell office:value-type="float" office:value="864" calcext:value-type="float">
            <text:p>864</text:p>
          </table:table-cell>
          <table:table-cell office:value-type="float" office:value="656" calcext:value-type="float">
            <text:p>656</text:p>
          </table:table-cell>
          <table:table-cell office:value-type="float" office:value="1106" calcext:value-type="float">
            <text:p>1106</text:p>
          </table:table-cell>
          <table:table-cell office:value-type="float" office:value="622" calcext:value-type="float">
            <text:p>622</text:p>
          </table:table-cell>
          <table:table-cell table:formula="of:=SUM([.C18:.G18])" office:value-type="float" office:value="4257" calcext:value-type="float">
            <text:p>4257</text:p>
          </table:table-cell>
          <table:table-cell office:value-type="float" office:value="14107" calcext:value-type="float">
            <text:p>14107</text:p>
          </table:table-cell>
          <table:table-cell/>
          <table:table-cell table:formula="of:=100/[.C$30]*[.C18]" office:value-type="float" office:value="1.29244642559787" calcext:value-type="float">
            <text:p>1.292</text:p>
          </table:table-cell>
          <table:table-cell table:formula="of:=100/[.D$30]*[.D18]" office:value-type="float" office:value="1.35996600084998" calcext:value-type="float">
            <text:p>1.360</text:p>
          </table:table-cell>
          <table:table-cell table:formula="of:=100/[.E$30]*[.E18]" office:value-type="float" office:value="1.46451454468332" calcext:value-type="float">
            <text:p>1.465</text:p>
          </table:table-cell>
          <table:table-cell table:formula="of:=100/[.F$30]*[.F18]" office:value-type="float" office:value="1.74052624952789" calcext:value-type="float">
            <text:p>1.741</text:p>
          </table:table-cell>
          <table:table-cell table:formula="of:=100/[.G$30]*[.G18]" office:value-type="float" office:value="1.13280396299264" calcext:value-type="float">
            <text:p>1.133</text:p>
          </table:table-cell>
        </table:table-row>
        <table:table-row table:style-name="ro1">
          <table:table-cell/>
          <table:table-cell office:value-type="string" calcext:value-type="string">
            <text:p>נ</text:p>
          </table:table-cell>
          <table:table-cell office:value-type="float" office:value="2776" calcext:value-type="float">
            <text:p>2776</text:p>
          </table:table-cell>
          <table:table-cell office:value-type="float" office:value="1807" calcext:value-type="float">
            <text:p>1807</text:p>
          </table:table-cell>
          <table:table-cell office:value-type="float" office:value="1313" calcext:value-type="float">
            <text:p>1313</text:p>
          </table:table-cell>
          <table:table-cell office:value-type="float" office:value="2372" calcext:value-type="float">
            <text:p>2372</text:p>
          </table:table-cell>
          <table:table-cell office:value-type="float" office:value="1599" calcext:value-type="float">
            <text:p>1599</text:p>
          </table:table-cell>
          <table:table-cell table:formula="of:=SUM([.C19:.G19])" office:value-type="float" office:value="9867" calcext:value-type="float">
            <text:p>9867</text:p>
          </table:table-cell>
          <table:table-cell table:number-columns-repeated="2"/>
          <table:table-cell table:formula="of:=100/[.C$30]*[.C19]" office:value-type="float" office:value="3.55582881809681" calcext:value-type="float">
            <text:p>3.556</text:p>
          </table:table-cell>
          <table:table-cell table:formula="of:=100/[.D$30]*[.D19]" office:value-type="float" office:value="2.84428074483323" calcext:value-type="float">
            <text:p>2.844</text:p>
          </table:table-cell>
          <table:table-cell table:formula="of:=100/[.E$30]*[.E19]" office:value-type="float" office:value="2.93126158105061" calcext:value-type="float">
            <text:p>2.931</text:p>
          </table:table-cell>
          <table:table-cell table:formula="of:=100/[.F$30]*[.F19]" office:value-type="float" office:value="3.7328465315372" calcext:value-type="float">
            <text:p>3.733</text:p>
          </table:table-cell>
          <table:table-cell table:formula="of:=100/[.G$30]*[.G19]" office:value-type="float" office:value="2.9121439498798" calcext:value-type="float">
            <text:p>2.912</text:p>
          </table:table-cell>
        </table:table-row>
        <table:table-row table:style-name="ro1">
          <table:table-cell/>
          <table:table-cell office:value-type="string" calcext:value-type="string">
            <text:p>ס</text:p>
          </table:table-cell>
          <table:table-cell office:value-type="float" office:value="446" calcext:value-type="float">
            <text:p>446</text:p>
          </table:table-cell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  <table:table-cell office:value-type="float" office:value="492" calcext:value-type="float">
            <text:p>492</text:p>
          </table:table-cell>
          <table:table-cell office:value-type="float" office:value="281" calcext:value-type="float">
            <text:p>281</text:p>
          </table:table-cell>
          <table:table-cell table:formula="of:=SUM([.C20:.G20])" office:value-type="float" office:value="1833" calcext:value-type="float">
            <text:p>1833</text:p>
          </table:table-cell>
          <table:table-cell office:value-type="float" office:value="1833" calcext:value-type="float">
            <text:p>1833</text:p>
          </table:table-cell>
          <table:table-cell/>
          <table:table-cell table:formula="of:=100/[.C$30]*[.C20]" office:value-type="float" office:value="0.571289500313825" calcext:value-type="float">
            <text:p>0.571</text:p>
          </table:table-cell>
          <table:table-cell table:formula="of:=100/[.D$30]*[.D20]" office:value-type="float" office:value="0.591837055925454" calcext:value-type="float">
            <text:p>0.592</text:p>
          </table:table-cell>
          <table:table-cell table:formula="of:=100/[.E$30]*[.E20]" office:value-type="float" office:value="0.531333020784498" calcext:value-type="float">
            <text:p>0.531</text:p>
          </table:table-cell>
          <table:table-cell table:formula="of:=100/[.F$30]*[.F20]" office:value-type="float" office:value="0.774266649880398" calcext:value-type="float">
            <text:p>0.774</text:p>
          </table:table-cell>
          <table:table-cell table:formula="of:=100/[.G$30]*[.G20]" office:value-type="float" office:value="0.511765134406644" calcext:value-type="float">
            <text:p>0.512</text:p>
          </table:table-cell>
        </table:table-row>
        <table:table-row table:style-name="ro1">
          <table:table-cell/>
          <table:table-cell office:value-type="string" calcext:value-type="string">
            <text:p>ע</text:p>
          </table:table-cell>
          <table:table-cell office:value-type="float" office:value="2823" calcext:value-type="float">
            <text:p>2823</text:p>
          </table:table-cell>
          <table:table-cell office:value-type="float" office:value="2582" calcext:value-type="float">
            <text:p>2582</text:p>
          </table:table-cell>
          <table:table-cell office:value-type="float" office:value="1569" calcext:value-type="float">
            <text:p>1569</text:p>
          </table:table-cell>
          <table:table-cell office:value-type="float" office:value="2349" calcext:value-type="float">
            <text:p>2349</text:p>
          </table:table-cell>
          <table:table-cell office:value-type="float" office:value="1926" calcext:value-type="float">
            <text:p>1926</text:p>
          </table:table-cell>
          <table:table-cell table:formula="of:=SUM([.C21:.G21])" office:value-type="float" office:value="11249" calcext:value-type="float">
            <text:p>11249</text:p>
          </table:table-cell>
          <table:table-cell office:value-type="float" office:value="11244" calcext:value-type="float">
            <text:p>11244</text:p>
          </table:table-cell>
          <table:table-cell/>
          <table:table-cell table:formula="of:=100/[.C$30]*[.C21]" office:value-type="float" office:value="3.61603197171733" calcext:value-type="float">
            <text:p>3.616</text:p>
          </table:table-cell>
          <table:table-cell table:formula="of:=100/[.D$30]*[.D21]" office:value-type="float" office:value="4.06415765531788" calcext:value-type="float">
            <text:p>4.064</text:p>
          </table:table-cell>
          <table:table-cell table:formula="of:=100/[.E$30]*[.E21]" office:value-type="float" office:value="3.50277945214654" calcext:value-type="float">
            <text:p>3.503</text:p>
          </table:table-cell>
          <table:table-cell table:formula="of:=100/[.F$30]*[.F21]" office:value-type="float" office:value="3.696651139368" calcext:value-type="float">
            <text:p>3.697</text:p>
          </table:table-cell>
          <table:table-cell table:formula="of:=100/[.G$30]*[.G21]" office:value-type="float" office:value="3.50768558315728" calcext:value-type="float">
            <text:p>3.508</text:p>
          </table:table-cell>
        </table:table-row>
        <table:table-row table:style-name="ro1">
          <table:table-cell/>
          <table:table-cell office:value-type="string" calcext:value-type="string">
            <text:p>ף</text:p>
          </table:table-cell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table:formula="of:=SUM([.C22:.G22])" office:value-type="float" office:value="830" calcext:value-type="float">
            <text:p>830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100/[.C$30]*[.C22]" office:value-type="float" office:value="0.400927384749388" calcext:value-type="float">
            <text:p>0.401</text:p>
          </table:table-cell>
          <table:table-cell table:formula="of:=100/[.D$30]*[.D22]" office:value-type="float" office:value="0.187310132061513" calcext:value-type="float">
            <text:p>0.187</text:p>
          </table:table-cell>
          <table:table-cell table:formula="of:=100/[.E$30]*[.E22]" office:value-type="float" office:value="0.191994284821289" calcext:value-type="float">
            <text:p>0.192</text:p>
          </table:table-cell>
          <table:table-cell table:formula="of:=100/[.F$30]*[.F22]" office:value-type="float" office:value="0.330479667631877" calcext:value-type="float">
            <text:p>0.330</text:p>
          </table:table-cell>
          <table:table-cell table:formula="of:=100/[.G$30]*[.G22]" office:value-type="float" office:value="0.185765280104903" calcext:value-type="float">
            <text:p>0.186</text:p>
          </table:table-cell>
        </table:table-row>
        <table:table-row table:style-name="ro1">
          <table:table-cell/>
          <table:table-cell office:value-type="string" calcext:value-type="string">
            <text:p>פ</text:p>
          </table:table-cell>
          <table:table-cell office:value-type="float" office:value="890" calcext:value-type="float">
            <text:p>890</text:p>
          </table:table-cell>
          <table:table-cell office:value-type="float" office:value="877" calcext:value-type="float">
            <text:p>877</text:p>
          </table:table-cell>
          <table:table-cell office:value-type="float" office:value="603" calcext:value-type="float">
            <text:p>603</text:p>
          </table:table-cell>
          <table:table-cell office:value-type="float" office:value="1010" calcext:value-type="float">
            <text:p>1010</text:p>
          </table:table-cell>
          <table:table-cell office:value-type="float" office:value="595" calcext:value-type="float">
            <text:p>595</text:p>
          </table:table-cell>
          <table:table-cell table:formula="of:=SUM([.C23:.G23])" office:value-type="float" office:value="3975" calcext:value-type="float">
            <text:p>3975</text:p>
          </table:table-cell>
          <table:table-cell table:number-columns-repeated="2"/>
          <table:table-cell table:formula="of:=100/[.C$30]*[.C23]" office:value-type="float" office:value="1.14001716430337" calcext:value-type="float">
            <text:p>1.140</text:p>
          </table:table-cell>
          <table:table-cell table:formula="of:=100/[.D$30]*[.D23]" office:value-type="float" office:value="1.38042845225166" calcext:value-type="float">
            <text:p>1.380</text:p>
          </table:table-cell>
          <table:table-cell table:formula="of:=100/[.E$30]*[.E23]" office:value-type="float" office:value="1.34619248543299" calcext:value-type="float">
            <text:p>1.346</text:p>
          </table:table-cell>
          <table:table-cell table:formula="of:=100/[.F$30]*[.F23]" office:value-type="float" office:value="1.58944983003903" calcext:value-type="float">
            <text:p>1.589</text:p>
          </table:table-cell>
          <table:table-cell table:formula="of:=100/[.G$30]*[.G23]" office:value-type="float" office:value="1.08363080061193" calcext:value-type="float">
            <text:p>1.084</text:p>
          </table:table-cell>
        </table:table-row>
        <table:table-row table:style-name="ro1">
          <table:table-cell/>
          <table:table-cell office:value-type="string" calcext:value-type="string">
            <text:p>ץ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table:formula="of:=SUM([.C24:.G24])" office:value-type="float" office:value="1035" calcext:value-type="float">
            <text:p>1035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100/[.C$30]*[.C24]" office:value-type="float" office:value="0.449602274910656" calcext:value-type="float">
            <text:p>0.450</text:p>
          </table:table-cell>
          <table:table-cell table:formula="of:=100/[.D$30]*[.D24]" office:value-type="float" office:value="0.251845555712959" calcext:value-type="float">
            <text:p>0.252</text:p>
          </table:table-cell>
          <table:table-cell table:formula="of:=100/[.E$30]*[.E24]" office:value-type="float" office:value="0.36612863617083" calcext:value-type="float">
            <text:p>0.366</text:p>
          </table:table-cell>
          <table:table-cell table:formula="of:=100/[.F$30]*[.F24]" office:value-type="float" office:value="0.240778043560368" calcext:value-type="float">
            <text:p>0.241</text:p>
          </table:table-cell>
          <table:table-cell table:formula="of:=100/[.G$30]*[.G24]" office:value-type="float" office:value="0.376994244918773" calcext:value-type="float">
            <text:p>0.377</text:p>
          </table:table-cell>
        </table:table-row>
        <table:table-row table:style-name="ro1">
          <table:table-cell/>
          <table:table-cell office:value-type="string" calcext:value-type="string">
            <text:p>צ</text:p>
          </table:table-cell>
          <table:table-cell office:value-type="float" office:value="740" calcext:value-type="float">
            <text:p>740</text:p>
          </table:table-cell>
          <table:table-cell office:value-type="float" office:value="787" calcext:value-type="float">
            <text:p>787</text:p>
          </table:table-cell>
          <table:table-cell office:value-type="float" office:value="314" calcext:value-type="float">
            <text:p>314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table:formula="of:=SUM([.C25:.G25])" office:value-type="float" office:value="2927" calcext:value-type="float">
            <text:p>2927</text:p>
          </table:table-cell>
          <table:table-cell table:number-columns-repeated="2"/>
          <table:table-cell table:formula="of:=100/[.C$30]*[.C25]" office:value-type="float" office:value="0.947879439982579" calcext:value-type="float">
            <text:p>0.948</text:p>
          </table:table-cell>
          <table:table-cell table:formula="of:=100/[.D$30]*[.D25]" office:value-type="float" office:value="1.23876532716312" calcext:value-type="float">
            <text:p>1.239</text:p>
          </table:table-cell>
          <table:table-cell table:formula="of:=100/[.E$30]*[.E25]" office:value-type="float" office:value="0.701002388766102" calcext:value-type="float">
            <text:p>0.701</text:p>
          </table:table-cell>
          <table:table-cell table:formula="of:=100/[.F$30]*[.F25]" office:value-type="float" office:value="0.843510008812791" calcext:value-type="float">
            <text:p>0.844</text:p>
          </table:table-cell>
          <table:table-cell table:formula="of:=100/[.G$30]*[.G25]" office:value-type="float" office:value="1.00167552997742" calcext:value-type="float">
            <text:p>1.002</text:p>
          </table:table-cell>
        </table:table-row>
        <table:table-row table:style-name="ro1">
          <table:table-cell/>
          <table:table-cell office:value-type="string" calcext:value-type="string">
            <text:p>ק</text:p>
          </table:table-cell>
          <table:table-cell office:value-type="float" office:value="1301" calcext:value-type="float">
            <text:p>1301</text:p>
          </table:table-cell>
          <table:table-cell office:value-type="float" office:value="940" calcext:value-type="float">
            <text:p>940</text:p>
          </table:table-cell>
          <table:table-cell office:value-type="float" office:value="803" calcext:value-type="float">
            <text:p>803</text:p>
          </table:table-cell>
          <table:table-cell office:value-type="float" office:value="1002" calcext:value-type="float">
            <text:p>1002</text:p>
          </table:table-cell>
          <table:table-cell office:value-type="float" office:value="649" calcext:value-type="float">
            <text:p>649</text:p>
          </table:table-cell>
          <table:table-cell table:formula="of:=SUM([.C26:.G26])" office:value-type="float" office:value="4695" calcext:value-type="float">
            <text:p>469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100/[.C$30]*[.C26]" office:value-type="float" office:value="1.66647452894235" calcext:value-type="float">
            <text:p>1.666</text:p>
          </table:table-cell>
          <table:table-cell table:formula="of:=100/[.D$30]*[.D26]" office:value-type="float" office:value="1.47959263981363" calcext:value-type="float">
            <text:p>1.480</text:p>
          </table:table-cell>
          <table:table-cell table:formula="of:=100/[.E$30]*[.E26]" office:value-type="float" office:value="1.79269082222669" calcext:value-type="float">
            <text:p>1.793</text:p>
          </table:table-cell>
          <table:table-cell table:formula="of:=100/[.F$30]*[.F26]" office:value-type="float" office:value="1.57686012841496" calcext:value-type="float">
            <text:p>1.577</text:p>
          </table:table-cell>
          <table:table-cell table:formula="of:=100/[.G$30]*[.G26]" office:value-type="float" office:value="1.18197712537335" calcext:value-type="float">
            <text:p>1.182</text:p>
          </table:table-cell>
        </table:table-row>
        <table:table-row table:style-name="ro1">
          <table:table-cell/>
          <table:table-cell office:value-type="string" calcext:value-type="string">
            <text:p>ר</text:p>
          </table:table-cell>
          <table:table-cell office:value-type="float" office:value="4793" calcext:value-type="float">
            <text:p>4793</text:p>
          </table:table-cell>
          <table:table-cell office:value-type="float" office:value="3788" calcext:value-type="float">
            <text:p>3788</text:p>
          </table:table-cell>
          <table:table-cell office:value-type="float" office:value="2526" calcext:value-type="float">
            <text:p>2526</text:p>
          </table:table-cell>
          <table:table-cell office:value-type="float" office:value="3588" calcext:value-type="float">
            <text:p>3588</text:p>
          </table:table-cell>
          <table:table-cell office:value-type="float" office:value="3430" calcext:value-type="float">
            <text:p>3430</text:p>
          </table:table-cell>
          <table:table-cell table:formula="of:=SUM([.C27:.G27])" office:value-type="float" office:value="18125" calcext:value-type="float">
            <text:p>18125</text:p>
          </table:table-cell>
          <table:table-cell office:value-type="float" office:value="18109" calcext:value-type="float">
            <text:p>18109</text:p>
          </table:table-cell>
          <table:table-cell/>
          <table:table-cell table:formula="of:=100/[.C$30]*[.C27]" office:value-type="float" office:value="6.13944075113041" calcext:value-type="float">
            <text:p>6.139</text:p>
          </table:table-cell>
          <table:table-cell table:formula="of:=100/[.D$30]*[.D27]" office:value-type="float" office:value="5.96244353150431" calcext:value-type="float">
            <text:p>5.962</text:p>
          </table:table-cell>
          <table:table-cell table:formula="of:=100/[.E$30]*[.E27]" office:value-type="float" office:value="5.63927399370437" calcext:value-type="float">
            <text:p>5.639</text:p>
          </table:table-cell>
          <table:table-cell table:formula="of:=100/[.F$30]*[.F27]" office:value-type="float" office:value="5.64648117839607" calcext:value-type="float">
            <text:p>5.646</text:p>
          </table:table-cell>
          <table:table-cell table:formula="of:=100/[.G$30]*[.G27]" office:value-type="float" office:value="6.24681285058644" calcext:value-type="float">
            <text:p>6.247</text:p>
          </table:table-cell>
        </table:table-row>
        <table:table-row table:style-name="ro1">
          <table:table-cell/>
          <table:table-cell office:value-type="string" calcext:value-type="string">
            <text:p>ש</text:p>
          </table:table-cell>
          <table:table-cell office:value-type="float" office:value="3574" calcext:value-type="float">
            <text:p>3574</text:p>
          </table:table-cell>
          <table:table-cell office:value-type="float" office:value="3518" calcext:value-type="float">
            <text:p>3518</text:p>
          </table:table-cell>
          <table:table-cell office:value-type="float" office:value="2280" calcext:value-type="float">
            <text:p>2280</text:p>
          </table:table-cell>
          <table:table-cell office:value-type="float" office:value="3548" calcext:value-type="float">
            <text:p>3548</text:p>
          </table:table-cell>
          <table:table-cell office:value-type="float" office:value="2675" calcext:value-type="float">
            <text:p>2675</text:p>
          </table:table-cell>
          <table:table-cell table:formula="of:=SUM([.C28:.G28])" office:value-type="float" office:value="15595" calcext:value-type="float">
            <text:p>15595</text:p>
          </table:table-cell>
          <table:table-cell office:value-type="float" office:value="15592" calcext:value-type="float">
            <text:p>15592</text:p>
          </table:table-cell>
          <table:table-cell/>
          <table:table-cell table:formula="of:=100/[.C$30]*[.C28]" office:value-type="float" office:value="4.57800151148343" calcext:value-type="float">
            <text:p>4.578</text:p>
          </table:table-cell>
          <table:table-cell table:formula="of:=100/[.D$30]*[.D28]" office:value-type="float" office:value="5.53745415623869" calcext:value-type="float">
            <text:p>5.537</text:p>
          </table:table-cell>
          <table:table-cell table:formula="of:=100/[.E$30]*[.E28]" office:value-type="float" office:value="5.09008103944813" calcext:value-type="float">
            <text:p>5.090</text:p>
          </table:table-cell>
          <table:table-cell table:formula="of:=100/[.F$30]*[.F28]" office:value-type="float" office:value="5.58353267027572" calcext:value-type="float">
            <text:p>5.584</text:p>
          </table:table-cell>
          <table:table-cell table:formula="of:=100/[.G$30]*[.G28]" office:value-type="float" office:value="4.87178553216289" calcext:value-type="float">
            <text:p>4.872</text:p>
          </table:table-cell>
        </table:table-row>
        <table:table-row table:style-name="ro1">
          <table:table-cell/>
          <table:table-cell office:value-type="string" calcext:value-type="string">
            <text:p>ת</text:p>
          </table:table-cell>
          <table:table-cell office:value-type="float" office:value="4152" calcext:value-type="float">
            <text:p>4152</text:p>
          </table:table-cell>
          <table:table-cell office:value-type="float" office:value="4161" calcext:value-type="float">
            <text:p>4161</text:p>
          </table:table-cell>
          <table:table-cell office:value-type="float" office:value="2899" calcext:value-type="float">
            <text:p>2899</text:p>
          </table:table-cell>
          <table:table-cell office:value-type="float" office:value="3404" calcext:value-type="float">
            <text:p>3404</text:p>
          </table:table-cell>
          <table:table-cell office:value-type="float" office:value="3334" calcext:value-type="float">
            <text:p>3334</text:p>
          </table:table-cell>
          <table:table-cell table:formula="of:=SUM([.C29:.G29])" office:value-type="float" office:value="17950" calcext:value-type="float">
            <text:p>17950</text:p>
          </table:table-cell>
          <table:table-cell office:value-type="float" office:value="17949" calcext:value-type="float">
            <text:p>17949</text:p>
          </table:table-cell>
          <table:table-cell/>
          <table:table-cell table:formula="of:=100/[.C$30]*[.C29]" office:value-type="float" office:value="5.31837220919955" calcext:value-type="float">
            <text:p>5.318</text:p>
          </table:table-cell>
          <table:table-cell table:formula="of:=100/[.D$30]*[.D29]" office:value-type="float" office:value="6.54955848326014" calcext:value-type="float">
            <text:p>6.550</text:p>
          </table:table-cell>
          <table:table-cell table:formula="of:=100/[.E$30]*[.E29]" office:value-type="float" office:value="6.47199339182462" calcext:value-type="float">
            <text:p>6.472</text:p>
          </table:table-cell>
          <table:table-cell table:formula="of:=100/[.F$30]*[.F29]" office:value-type="float" office:value="5.35691804104243" calcext:value-type="float">
            <text:p>5.357</text:p>
          </table:table-cell>
          <table:table-cell table:formula="of:=100/[.G$30]*[.G29]" office:value-type="float" office:value="6.07197493989947" calcext:value-type="float">
            <text:p>6.072</text:p>
          </table:table-cell>
        </table:table-row>
        <table:table-row table:style-name="ro1">
          <table:table-cell table:number-columns-repeated="2"/>
          <table:table-cell table:style-name="ce2" table:formula="of:=SUM([.C3:.C29])" office:value-type="float" office:value="78069" calcext:value-type="float">
            <text:p>78069</text:p>
          </table:table-cell>
          <table:table-cell table:style-name="ce2" table:formula="of:=SUM([.D3:.D29])" office:value-type="float" office:value="63531" calcext:value-type="float">
            <text:p>63531</text:p>
          </table:table-cell>
          <table:table-cell table:style-name="ce2" table:formula="of:=SUM([.E3:.E29])" office:value-type="float" office:value="44793" calcext:value-type="float">
            <text:p>44793</text:p>
          </table:table-cell>
          <table:table-cell table:style-name="ce2" table:formula="of:=SUM([.F3:.F29])" office:value-type="float" office:value="63544" calcext:value-type="float">
            <text:p>63544</text:p>
          </table:table-cell>
          <table:table-cell table:style-name="ce2" table:formula="of:=SUM([.G3:.G29])" office:value-type="float" office:value="54908" calcext:value-type="float">
            <text:p>54908</text:p>
          </table:table-cell>
          <table:table-cell table:formula="of:=SUM([.C30:.G30])" office:value-type="float" office:value="304845" calcext:value-type="float">
            <text:p>304845</text:p>
          </table:table-cell>
          <table:table-cell table:number-columns-repeated="2"/>
          <table:table-cell table:style-name="Default" table:formula="of:=SUM([.K3:.K29])" office:value-type="float" office:value="100" calcext:value-type="float">
            <text:p>100</text:p>
          </table:table-cell>
          <table:table-cell table:style-name="Default" table:formula="of:=SUM([.L3:.L29])" office:value-type="float" office:value="100" calcext:value-type="float">
            <text:p>100</text:p>
          </table:table-cell>
          <table:table-cell table:style-name="Default" table:formula="of:=SUM([.M3:.M29])" office:value-type="float" office:value="100" calcext:value-type="float">
            <text:p>100</text:p>
          </table:table-cell>
          <table:table-cell table:style-name="Default" table:formula="of:=SUM([.N3:.N29])" office:value-type="float" office:value="100" calcext:value-type="float">
            <text:p>100</text:p>
          </table:table-cell>
          <table:table-cell table:style-name="Default" table:formula="of:=SUM([.O3:.O2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20:36:33.748693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1:20:35.698334237</meta:creation-date>
    <meta:generator>LibreOffice/6.0.3.2$Linux_X86_64 LibreOffice_project/00m0$Build-2</meta:generator>
    <dc:date>2018-05-14T20:44:09.427856357</dc:date>
    <meta:editing-duration>PT1H23M8S</meta:editing-duration>
    <meta:editing-cycles>15</meta:editing-cycles>
    <meta:document-statistic meta:table-count="2" meta:cell-count="440" meta:object-count="0"/>
  </office:meta>
</office:document-meta>
</file>